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BE54080E14E0D29F.png" manifest:media-type="image/png"/>
  <manifest:file-entry manifest:full-path="Pictures/100000000000033C0000026DB2BEE5C7C4455B87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mksaf/EX-GSO-SE1" xlink:type="simple">https://github.com/mksaf/EX-GSO-SE1</text:a></text:p>
                <text:p/>
              </text:list-item>
              <text:list-item>
                <text:p>Vorstellung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ummarisches Projektprotokol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2"><text:s text:c="13"/></text:span><text:span text:style-name="T2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3">Vielen Dank für Ihre Aufmerksamkeit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11M8S</meta:editing-duration>
    <meta:editing-cycles>13</meta:editing-cycles>
    <meta:generator>LibreOffice/6.2.3.2$Windows_X86_64 LibreOffice_project/aecc05fe267cc68dde00352a451aa867b3b546ac</meta:generator>
    <dc:title>Blueprint Plans</dc:title>
    <dc:date>2019-06-25T14:12:21.961000000</dc:date>
    <meta:document-statistic meta:object-count="64"/>
  </office:meta>
</office:document-meta>
</file>